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0a874" officeooo:paragraph-rsid="0010a874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10a874" officeooo:paragraph-rsid="00131b33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rsid="001f7fa3" officeooo:paragraph-rsid="001f7fa3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normal" officeooo:paragraph-rsid="002ac3a0" style:font-weight-asian="normal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text-underline-style="none" fo:font-weight="bold" officeooo:paragraph-rsid="002ac3a0" style:font-weight-asian="bold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officeooo:rsid="0010a874" officeooo:paragraph-rsid="0010a874" style:font-weight-asian="normal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officeooo:rsid="0010a874" officeooo:paragraph-rsid="00131b33" style:font-weight-asian="normal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officeooo:rsid="0010a874" officeooo:paragraph-rsid="0021aa9f" style:font-weight-asian="normal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officeooo:rsid="00151034" officeooo:paragraph-rsid="00151034" style:font-weight-asian="normal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officeooo:rsid="001869b0" officeooo:paragraph-rsid="001869b0" style:font-weight-asian="normal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officeooo:rsid="001b833c" officeooo:paragraph-rsid="001b833c" style:font-weight-asian="normal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officeooo:rsid="001ef7ee" officeooo:paragraph-rsid="001ef7ee" style:font-weight-asian="normal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officeooo:rsid="001f7fa3" officeooo:paragraph-rsid="001f7fa3" style:font-weight-asian="normal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officeooo:rsid="0025f12f" officeooo:paragraph-rsid="0025f12f" style:font-weight-asian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fo:font-weight="normal" officeooo:rsid="002968b7" officeooo:paragraph-rsid="002968b7" style:font-weight-asian="normal" style:font-weight-complex="normal"/>
    </style:style>
    <style:style style:name="P1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text-underline-style="none" fo:font-weight="normal" officeooo:rsid="0010a874" officeooo:paragraph-rsid="00131b33" style:font-weight-asian="normal" style:font-weight-complex="normal"/>
    </style:style>
    <style:style style:name="P2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text-underline-style="none" fo:font-weight="normal" officeooo:rsid="00198cf1" officeooo:paragraph-rsid="00198cf1" style:font-weight-asian="normal" style:font-weight-complex="normal"/>
    </style:style>
    <style:style style:name="P2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text-underline-style="none" fo:font-weight="normal" officeooo:rsid="0027f2b6" officeooo:paragraph-rsid="0027f2b6" style:font-weight-asian="normal" style:font-weight-complex="normal"/>
    </style:style>
    <style:style style:name="P2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text-underline-style="none" fo:font-weight="normal" officeooo:rsid="0028c2d3" officeooo:paragraph-rsid="0028c2d3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paragraph-rsid="002ac3a0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ac3a0" officeooo:paragraph-rsid="002ac3a0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bc884" officeooo:paragraph-rsid="002bc88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bc884" officeooo:paragraph-rsid="002bc884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bc884" officeooo:paragraph-rsid="002bc884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bc884" officeooo:paragraph-rsid="00350cf0" style:font-weight-asian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2bc884" officeooo:paragraph-rsid="002bc884" style:font-weight-asian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2bc884" officeooo:paragraph-rsid="00339b32" style:font-weight-asian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193dc" officeooo:paragraph-rsid="003193dc" style:font-weight-asian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322cd0" officeooo:paragraph-rsid="00322cd0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339b32" officeooo:paragraph-rsid="00339b32" style:font-weight-asian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350cf0" officeooo:paragraph-rsid="00350cf0" style:font-weight-asian="normal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50cf0" officeooo:paragraph-rsid="00350cf0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36a880" officeooo:paragraph-rsid="0036a880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text-underline-style="none" fo:font-weight="bold" officeooo:paragraph-rsid="002ac3a0" style:font-weight-asian="bold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2bc884" officeooo:paragraph-rsid="002bc884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style:text-underline-style="none" fo:font-weight="bold" officeooo:rsid="002bc884" officeooo:paragraph-rsid="00339b32" style:font-weight-asian="bold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322cd0" officeooo:paragraph-rsid="00322cd0" style:font-weight-asian="bold" style:font-weight-complex="bold"/>
    </style:style>
    <style:style style:name="P41" style:family="paragraph" style:parent-style-name="Standard" style:list-style-name="L4">
      <style:paragraph-properties fo:text-align="start" style:justify-single-word="false"/>
      <style:text-properties officeooo:paragraph-rsid="00339b32"/>
    </style:style>
    <style:style style:name="P42" style:family="paragraph" style:parent-style-name="Standard" style:list-style-name="L7">
      <style:paragraph-properties fo:text-align="start" style:justify-single-word="false"/>
      <style:text-properties officeooo:paragraph-rsid="0036a880"/>
    </style:style>
    <style:style style:name="P43" style:family="paragraph" style:parent-style-name="Standard" style:list-style-name="L2">
      <style:paragraph-properties fo:text-align="start" style:justify-single-word="false"/>
      <style:text-properties fo:color="#cccccc" style:text-underline-style="none" fo:font-weight="normal" officeooo:paragraph-rsid="002ac3a0" style:font-weight-asian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color="#cccccc" style:text-underline-style="none" fo:font-weight="normal" officeooo:rsid="002bc884" officeooo:paragraph-rsid="002bc884" style:font-weight-asian="normal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officeooo:rsid="00339b32" officeooo:paragraph-rsid="00339b32"/>
    </style:style>
    <style:style style:name="P46" style:family="paragraph" style:parent-style-name="Standard" style:list-style-name="L7">
      <style:paragraph-properties fo:text-align="start" style:justify-single-word="false"/>
      <style:text-properties officeooo:rsid="0036a880" officeooo:paragraph-rsid="0036a880"/>
    </style:style>
    <style:style style:name="P47" style:family="paragraph" style:parent-style-name="Standard">
      <style:paragraph-properties fo:text-align="start" style:justify-single-word="false"/>
      <style:text-properties officeooo:rsid="0036a880" officeooo:paragraph-rsid="0036a880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ccccc" style:text-underline-style="none" fo:font-weight="normal" officeooo:paragraph-rsid="002ac3a0" style:font-weight-asian="normal" style:font-weight-complex="normal"/>
    </style:style>
    <style:style style:name="T1" style:family="text">
      <style:text-properties officeooo:rsid="000fca66"/>
    </style:style>
    <style:style style:name="T2" style:family="text">
      <style:text-properties officeooo:rsid="00151034"/>
    </style:style>
    <style:style style:name="T3" style:family="text">
      <style:text-properties officeooo:rsid="001d3544"/>
    </style:style>
    <style:style style:name="T4" style:family="text">
      <style:text-properties officeooo:rsid="00200068"/>
    </style:style>
    <style:style style:name="T5" style:family="text">
      <style:text-properties officeooo:rsid="0021aa9f"/>
    </style:style>
    <style:style style:name="T6" style:family="text">
      <style:text-properties officeooo:rsid="00249483"/>
    </style:style>
    <style:style style:name="T7" style:family="text">
      <style:text-properties officeooo:rsid="0024a66d"/>
    </style:style>
    <style:style style:name="T8" style:family="text">
      <style:text-properties officeooo:rsid="0025f12f"/>
    </style:style>
    <style:style style:name="T9" style:family="text">
      <style:text-properties officeooo:rsid="0026cc61"/>
    </style:style>
    <style:style style:name="T10" style:family="text">
      <style:text-properties officeooo:rsid="0027f2b6"/>
    </style:style>
    <style:style style:name="T11" style:family="text">
      <style:text-properties officeooo:rsid="0028c2d3"/>
    </style:style>
    <style:style style:name="T12" style:family="text">
      <style:text-properties officeooo:rsid="002968b7"/>
    </style:style>
    <style:style style:name="T13" style:family="text">
      <style:text-properties officeooo:rsid="002ac3a0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339b32" style:font-weight-asian="normal" style:font-weight-complex="normal"/>
    </style:style>
    <style:style style:name="T16" style:family="text">
      <style:text-properties style:text-underline-style="none" fo:font-weight="normal" officeooo:rsid="0036a880" style:font-weight-asian="normal" style:font-weight-complex="normal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 DE REPASO <text:span text:style-name="T1">T4</text:span> - Bloque I. Forma jurídica</text:p>
      <text:p text:style-name="P2"/>
      <text:p text:style-name="P2">1. Ismael y Cristina han desarrollado su plan de empresa para constituir una peluquería. Quieren saber qué tipo de forma jurídica es más rápida y sencilla a la hora de poner en marcha su empresa. Para ello nos piden que les asesoremos para poder tomar una decisión. Indica qué forma jurídica deben establecer y razona por qué.</text:p>
      <text:p text:style-name="P5">Son socios:</text:p>
      <text:p text:style-name="P9">SLNE, <text:span text:style-name="T2">porque los tramites son más sencillos y la puesta en marcha es muy rápida.</text:span></text:p>
      <text:p text:style-name="P15">Comunidad de bienes. </text:p>
      <text:p text:style-name="P5">No son socios:</text:p>
      <text:p text:style-name="P16">Autónomo, uno contrata al otro. </text:p>
      <text:p text:style-name="P3"/>
      <text:p text:style-name="P3">2. Antonio Montoya Tirado es un empresario individual que ha cerrado su empresa porque</text:p>
      <text:p text:style-name="P3">ha acumulado deudas por un importe de 10.000€. ¿Qué consecuencias tendrá esta</text:p>
      <text:p text:style-name="P3">circunstancia sobre su patrimonio personal?</text:p>
      <text:p text:style-name="P9">Al ser la responsabilidad ilimitada, su patrimonio personal será embargado hasta saldar la deuda, <text:span text:style-name="T4">tanto actual como futuro</text:span>.</text:p>
      <text:p text:style-name="P3"/>
      <text:p text:style-name="P3">3. Pedro García, cuando terminó el ciclo superior de Automoción, montó un pequeño taller de reparación de automóviles con la forma de empresario individual. Invirtió en el negocio 25.000€, pero al cabo de dos años este no ha prosperado y tiene deudas por valor de 40.000€. Aurora Sánchez es una de las proveedoras a las que Pedro debe dinero. ¿Podrá cobrar la deuda, aunque una vez liquidado el taller el valor del patrimonio empresarial sea inferior a las deudas?</text:p>
      <text:p text:style-name="P11"><text:span text:style-name="T5">Si, a</text:span>l ser <text:span text:style-name="T5">un empresario individual la deuda restante deberá responderla con su patrimonio personal.</text:span></text:p>
      <text:p text:style-name="P3"/>
      <text:p text:style-name="P3">4. ¿En qué se divide el capital social de la sociedad de responsabilidad limitada? ¿Cómo se puede realizar la transmisión de dicho capital social?</text:p>
      <text:p text:style-name="P12">Se divide en participaciones. Las participaciones no se pueden transmitir libremente, solo se puede transmitir a <text:span text:style-name="T6">socios o</text:span> familiares <text:span text:style-name="T6">hasta de</text:span> 2<text:span text:style-name="T10">º</text:span> grado, a no ser que en los estatutos figure otra cosa.</text:p>
      <text:p text:style-name="P3"/>
      <text:p text:style-name="P3">5. ¿Cuál es la principal ventaja que tiene el empresario individual a la hora de constituirse como tal?</text:p>
      <text:p text:style-name="P12">Que solo necesita su DNI <text:span text:style-name="T7">para realizar los tramites</text:span>. <text:span text:style-name="T7">Sencillez en los tramites.</text:span></text:p>
      <text:p text:style-name="P3"/>
      <text:p text:style-name="P3">6. Cuando Óscar López comenzó a planificar su empresa de montaje de instalaciones eléctricas, le dijeron que empresario individual y autónomo son lo mismo. Ha oído hablar del emprendedor de responsabilidad limitada como una opción mejor que las anteriores. ¿Podrías aclararle las diferencias entre los tres términos?</text:p>
      <text:p text:style-name="P17">Empresario individual → Tipo de forma jurídica.</text:p>
      <text:p text:style-name="P17">Autónomo → Mismo tipo de forma jurídica en un régimen especial de autónomos.</text:p>
      <text:p text:style-name="P17">Emprendedor de responsabilidad limitada → Tipo de empresario individual. Deudas no afectan a tu vivienda.</text:p>
      <text:p text:style-name="P9"/>
      <text:p text:style-name="P3">7. Don Victoriano García desea dedicarse en solitario a la compraventa de artículos de ferretería. Estima, en el mejor de los casos, unos beneficios de 60.000€ anuales durante los dos primeros años. El señor García está casado en régimen de gananciales con Laura Jiménez, que acaba de recibir una herencia familiar, y ambos viven en una casa que ella compró cuando aún estaba soltera. ¿Qué tipo de empresa es la adecuada para don Victoriano García?</text:p>
      <text:p text:style-name="P13">El emprendedor de responsabilidad limitada <text:span text:style-name="T8">o una sociedad limitada.</text:span></text:p>
      <text:p text:style-name="P3"/>
      <text:p text:style-name="P3"><text:soft-page-break/>8. Jaime es maquetador y él mismo organiza su actividad. Su principal cliente es una editorial de reconocido prestigio, de quien recibe el 80% de los ingresos. El resto de sus ganancias provienen de pequeños trabajos que realiza para editoriales menores, revistas o academias. Todos sus clientes le pagan en función de los resultados de su trabajo.</text:p>
      <text:p text:style-name="P10">a. ¿Bajo qué modalidad jurídica actúa Jaime?</text:p>
      <text:p text:style-name="P20">Trabajador autónomo económicamente dependiente. </text:p>
      <text:p text:style-name="P20"/>
      <text:p text:style-name="P10">b. Últimamente tiene mucho trabajo, ¿podría contratar a un trabajador para que le ayude?</text:p>
      <text:p text:style-name="P20">No puede <text:span text:style-name="T9">al ser un trade</text:span>.</text:p>
      <text:p text:style-name="P19"/>
      <text:p text:style-name="P4">9. Juana y Alberto están considerando fundar una SLNE para lo cual aportan en cuenta</text:p>
      <text:p text:style-name="P4">bancaria el mínimo previsto por la ley.</text:p>
      <text:p text:style-name="P10">a. ¿Qué cantidad debe estar desembolsada?</text:p>
      <text:p text:style-name="P20">Deben de disponer de 3000€.</text:p>
      <text:p text:style-name="P20"><text:s/></text:p>
      <text:p text:style-name="P10">b. ¿Podría transmitir Alberto las participaciones a un amigo?</text:p>
      <text:p text:style-name="P20">No, ya que no se pueden modificar los estatutos y las participaciones solo se podrían transmitir a familiares <text:span text:style-name="T10">hasta </text:span>de 2º grado.</text:p>
      <text:p text:style-name="P20"/>
      <text:p text:style-name="P10">c. ¿Qué sucedería con los dos apartados anteriores si se hubiera constituido una SA con el mínimo de capital en vez de una SLNE?</text:p>
      <text:p text:style-name="P21">Deben de aportarse 60000€ y tienen que estar desembolsados 25%, las acciones se podrían transmitir libremente.</text:p>
      <text:p text:style-name="P4"/>
      <text:p text:style-name="P4">10. Con la intención de crear su propio puesto de trabajo, cuatro amigos han decidido emprender un taller mecánico. Dos de ellos trabajarán por tiempo indefinido y jornada completa; mientras que los otros dos únicamente aportarán capital. En total, necesitan realizar una aportación de 100.000€ y su intención es que sean los socios trabajadores, tanto presentes como futuros, quienes tengan el control de la sociedad al tiempo que retribuyen al máximo a los socios capitalistas.</text:p>
      <text:p text:style-name="P10">a. ¿Cuál es el tipo de forma jurídica adecuada conforme a lo expuesto?</text:p>
      <text:p text:style-name="P22">U<text:span text:style-name="T3">na sociedad </text:span>laboral.</text:p>
      <text:p text:style-name="P10">b. ¿Qué proporción cabría establecer para cumplir los mínimos legales del tipo de sociedad elegida al tiempo que retribuye al máximo a los socios capitalistas?</text:p>
      <text:p text:style-name="P22">Los socios trabajadores tienen que tener al menos el 51% de las acciones. Ninguna persona individualmente puede poseer más de 33% de la empresa.</text:p>
      <text:p text:style-name="P4"/>
      <text:p text:style-name="P4">11. Ángel es socio trabajador de una SLL. ¿Tiene derecho a cobrar la prestación por desempleo al dejar de trabajar en la SLL?</text:p>
      <text:p text:style-name="P14">Si, siempre y cuando no posea la mayoría de capital social de la empresa o en la empresa realizaba funciones de dirección o gerencia y era retribuido por ello.<text:tab/></text:p>
      <text:p text:style-name="P4"/>
      <text:p text:style-name="P4">12. Pedro Gutiérrez es un empresario individual que ha cerrado su empresa porque sus deudas han alcanzado los 9.000€. ¿Tiene esto alguna repercusión sobre su patrimonio particular? ¿Cómo responderá de las deudas contraídas?</text:p>
      <text:p text:style-name="P14">Si la tiene, su deuda se saldará con su patrimonio <text:span text:style-name="T11">personal</text:span>.</text:p>
      <text:p text:style-name="P4"/>
      <text:p text:style-name="P4">13. Carmen, Elena y Lucía, tras acabar sus estudios de Técnico de Grado Superior, y tras trabajar varios años en empresas del sector, se proponen constituir una SLL como socias trabajadoras y con un capital de 50.000€. Carmen aporta 10.000€, Elena 15.000€ y Lucía 25.000€. ¿Existe algún inconveniente legal para constituir esta sociedad?</text:p>
      <text:p text:style-name="P18">Si, alguien ha aportado más del 33% a la empresa.</text:p>
      <text:p text:style-name="P4"/>
      <text:p text:style-name="P4"><text:soft-page-break/>14. Un grupo de personas se propone constituir una SAL con un capital de 50.000€, del que 27.000€ estarán en poder de socios no trabajadores. ¿Es posible llevar a cabo este proyecto?</text:p>
      <text:p text:style-name="P14">No, porque el mínimo para constituir una SA es de 60000€. <text:span text:style-name="T12">Además, los socios no trabajadores tienen más del 51% de la empresa.</text:span></text:p>
      <text:p text:style-name="P4"/>
      <text:p text:style-name="P4">15. Antonio y Daniel han elaborado su plan para constituir su propia empresa dedicada a la carpintería de la madera. Están dudando entre constituirse como comunidad de bienes o como sociedad civil, pero no entienden bien la diferencia. ¿Podrías explicársela?</text:p>
      <text:p text:style-name="P8"><text:tab/><text:span text:style-name="T12">Ambos son contratos. </text:span></text:p>
      <text:p text:style-name="P8"><text:tab/><text:span text:style-name="T12">Comunidad de bienes → Propiedad común</text:span></text:p>
      <text:p text:style-name="P8"><text:tab/><text:span text:style-name="T12">Sociedad civil → Repartir beneficios</text:span></text:p>
      <text:p text:style-name="P8"/>
      <text:p text:style-name="P8"/>
      <text:p text:style-name="P7">ACTIVIDADES DE REPASO <text:span text:style-name="T1">T4</text:span> - Bloque II. Trámites.</text:p>
      <text:p text:style-name="P6"/>
      <text:p text:style-name="P6">1. Determina para qué sirve cada uno de los siguientes trámites:</text:p>
      <text:list xml:id="list1230256156" text:style-name="L1">
        <text:list-item>
          <text:p text:style-name="P23">Certificado negativo de nombre.</text:p>
          <text:list>
            <text:list-header>
              <text:p text:style-name="P24">Constitución. </text:p>
              <text:p text:style-name="P24">Consiste en la obtención de un certificado acreditativo de la no existencia de otra Sociedad con el mismo nombre de la que se pretende constituir.</text:p>
              <text:p text:style-name="P24"/>
            </text:list-header>
          </text:list>
        </text:list-item>
        <text:list-item>
          <text:p text:style-name="P23">Inscripción de la empresa en el Registro Mercantil.</text:p>
          <text:list>
            <text:list-header>
              <text:p text:style-name="P31">Ultimo tramite de constitución.</text:p>
              <text:p text:style-name="P24">Produce su plena capacidad jurídica.</text:p>
              <text:p text:style-name="P24"/>
            </text:list-header>
          </text:list>
        </text:list-item>
        <text:list-item>
          <text:p text:style-name="P37">Alta en el censo.</text:p>
          <text:list>
            <text:list-header>
              <text:p text:style-name="P38">Puesta en marcha.</text:p>
              <text:p text:style-name="P40">Inscribir a la empresa en en la base de datos oficial del empresario.</text:p>
              <text:p text:style-name="P37"/>
            </text:list-header>
          </text:list>
        </text:list-item>
        <text:list-item>
          <text:p text:style-name="P37">Alta en el impuesto sobre actividades económicas (IAE).</text:p>
          <text:list>
            <text:list-header>
              <text:p text:style-name="P38">Puesta en marcha.</text:p>
              <text:p text:style-name="P40">Inscribir a la empresa en en la base de datos oficial del empresario.</text:p>
              <text:p text:style-name="P23"/>
            </text:list-header>
          </text:list>
        </text:list-item>
        <text:list-item>
          <text:p text:style-name="P23">Inscripción de la empresa en la Seguridad Social.</text:p>
          <text:list>
            <text:list-header>
              <text:p text:style-name="P25">Puesta en marcha.</text:p>
              <text:p text:style-name="P32">Inscripción en la seguridad social para poder contratar trabajadores.</text:p>
              <text:p text:style-name="P25"/>
            </text:list-header>
          </text:list>
        </text:list-item>
        <text:list-item>
          <text:p text:style-name="P23">Alta del empresario.</text:p>
          <text:list>
            <text:list-header>
              <text:p text:style-name="P25">Puesta en marcha.</text:p>
              <text:p text:style-name="P32">Comienzo de la actividad economica.</text:p>
              <text:p text:style-name="P25"/>
            </text:list-header>
          </text:list>
        </text:list-item>
        <text:list-item>
          <text:p text:style-name="P23">Afiliación y alta de los trabajadores.</text:p>
          <text:list>
            <text:list-header>
              <text:p text:style-name="P25">Puesta en marcha.</text:p>
              <text:p text:style-name="P32">Afiliación es el registro y alta es el comienzo del trabajo.</text:p>
              <text:p text:style-name="P25"/>
            </text:list-header>
          </text:list>
        </text:list-item>
        <text:list-item>
          <text:p text:style-name="P23">Solicitud de licencia de obras.</text:p>
          <text:list>
            <text:list-header>
              <text:p text:style-name="P25">Puesta en marcha.</text:p>
              <text:p text:style-name="P32">Permiso para realizar obras.</text:p>
              <text:p text:style-name="P25"/>
            </text:list-header>
          </text:list>
        </text:list-item>
        <text:list-item>
          <text:p text:style-name="P23">Solicitud de licencia de apertura.</text:p>
          <text:list>
            <text:list-header>
              <text:p text:style-name="P25">Puesta en marcha.</text:p>
              <text:p text:style-name="P32">Local para actividad comercial</text:p>
              <text:p text:style-name="P25"><text:soft-page-break/></text:p>
            </text:list-header>
          </text:list>
        </text:list-item>
        <text:list-item>
          <text:p text:style-name="P23">Comunicación de apertura del centro de trabajo.</text:p>
          <text:list>
            <text:list-header>
              <text:p text:style-name="P25">Puesta en marcha.</text:p>
              <text:p text:style-name="P32">Permiso para abrir un local.</text:p>
              <text:p text:style-name="P25"/>
            </text:list-header>
          </text:list>
        </text:list-item>
      </text:list>
      <text:p text:style-name="P48"/>
      <text:p text:style-name="P48">2. Determina si los siguientes trámites que se presentan en la siguiente lista se realizan para constituir una comunidad de bienes o una sociedad mercantil:</text:p>
      <text:list xml:id="list817119671" text:style-name="L2">
        <text:list-item>
          <text:p text:style-name="P43">Solicitud de certificación negativa del nombre o razón social.</text:p>
          <text:list>
            <text:list-header>
              <text:p text:style-name="P44">Sociedad mercantil.</text:p>
              <text:p text:style-name="P44"/>
            </text:list-header>
          </text:list>
        </text:list-item>
        <text:list-item>
          <text:p text:style-name="P43">Contrato público o privado de constitución.</text:p>
          <text:list>
            <text:list-header>
              <text:p text:style-name="P44">Comunidad de bienes.</text:p>
              <text:p text:style-name="P44"/>
            </text:list-header>
          </text:list>
        </text:list-item>
        <text:list-item>
          <text:p text:style-name="P43"><text:span text:style-name="T13">J</text:span>ustificación de aportaciones dinerarias o no dinerarias.</text:p>
          <text:list>
            <text:list-header>
              <text:p text:style-name="P44">Comunidad de bienes.</text:p>
              <text:p text:style-name="P44"/>
            </text:list-header>
          </text:list>
        </text:list-item>
        <text:list-item>
          <text:p text:style-name="P43">Solicitud de calificación para sociedades laborales y sociedades cooperativas.</text:p>
          <text:list>
            <text:list-header>
              <text:p text:style-name="P44">Sociedad mercantil.</text:p>
              <text:p text:style-name="P44"/>
            </text:list-header>
          </text:list>
        </text:list-item>
        <text:list-item>
          <text:p text:style-name="P43">Inscripción en el registro correspondiente.</text:p>
          <text:list>
            <text:list-header>
              <text:p text:style-name="P44">Sociedad mercantil.</text:p>
              <text:p text:style-name="P44"/>
            </text:list-header>
          </text:list>
        </text:list-item>
        <text:list-item>
          <text:p text:style-name="P43">Solicitud del número de identificación fiscal.</text:p>
          <text:list>
            <text:list-header>
              <text:p text:style-name="P44">Sociedad mercantil.</text:p>
              <text:p text:style-name="P44"/>
            </text:list-header>
          </text:list>
        </text:list-item>
        <text:list-item>
          <text:p text:style-name="P43">Escritura pública de constitución.</text:p>
          <text:list>
            <text:list-header>
              <text:p text:style-name="P44">Sociedad mercantil.</text:p>
            </text:list-header>
          </text:list>
        </text:list-item>
      </text:list>
      <text:p text:style-name="P26"/>
      <text:p text:style-name="P26"/>
      <text:p text:style-name="P26"/>
      <text:p text:style-name="P39">ACTIVIDADES DE REPASO <text:span text:style-name="T1">T4</text:span> - Bloque III. Fiscalidad.</text:p>
      <text:p text:style-name="P26"/>
      <text:list xml:id="list52819252" text:style-name="L4">
        <text:list-item>
          <text:p text:style-name="P27">Señala las principales diferencias existentes entre los distintos tipos de tributos.</text:p>
          <text:p text:style-name="P33"><text:tab/>Pagos que realizan ciudadanos para ayudar con los pagos públicos.</text:p>
          <text:p text:style-name="P33">Tributos:</text:p>
          <text:p text:style-name="P41"><text:span text:style-name="T15">Impuestos</text:span></text:p>
          <text:list>
            <text:list-header>
              <text:p text:style-name="P45"><text:span text:style-name="T15">C</text:span><text:span text:style-name="T14">apacidad económica </text:span></text:p>
            </text:list-header>
          </text:list>
          <text:p text:style-name="P41"><text:span text:style-name="T15">Tasas </text:span></text:p>
          <text:list text:continue-numbering="true">
            <text:list-header>
              <text:p text:style-name="P45"><text:span text:style-name="T15">S</text:span><text:span text:style-name="T14">ervicio de administración pública que nos beneficia individualmente.</text:span></text:p>
            </text:list-header>
          </text:list>
          <text:p text:style-name="P41"><text:span text:style-name="T15">Contribuciones especiales</text:span></text:p>
          <text:list text:continue-numbering="true">
            <text:list-header>
              <text:p text:style-name="P45"><text:span text:style-name="T14">Servicio de administración pública que nos beneficia a un colectivo.</text:span></text:p>
            </text:list-header>
          </text:list>
          <text:p text:style-name="P27"/>
        </text:list-item>
        <text:list-item>
          <text:p text:style-name="P28">La empresa Flora, S.L., por primera vez desde su creación, ha obtenido beneficios.</text:p>
          <text:p text:style-name="P28">¿Qué tipo de gravamen le corresponde por el IS, si es que tiene que ingresar alguna cantidad?</text:p>
          <text:list>
            <text:list-header>
              <text:p text:style-name="P34">Le corresponde un gravamen de un 15%.</text:p>
            </text:list-header>
          </text:list>
          <text:p text:style-name="P27"/>
        </text:list-item>
        <text:list-item>
          <text:p text:style-name="P27">Explica brevemente la diferencia entre impuesto proporcional e impuesto progresivo.</text:p>
          <text:list>
            <text:list-header>
              <text:p text:style-name="P34">A diferencia de un impuesto proporcional el impuesto progresivo va aumentando mientras más beneficios obtengas.</text:p>
              <text:p text:style-name="P34"/>
            </text:list-header>
          </text:list>
        </text:list-item>
      </text:list>
      <text:p text:style-name="P26"><text:soft-page-break/></text:p>
      <text:list xml:id="list93237768968729" text:continue-numbering="true" text:style-name="L4">
        <text:list-item>
          <text:p text:style-name="P27">Indica si estas empresas están sometidas al IAE:</text:p>
        </text:list-item>
      </text:list>
      <text:list xml:id="list100876415" text:style-name="L6">
        <text:list-item>
          <text:list>
            <text:list-item>
              <text:p text:style-name="P30">La sociedad limitada Antón Benito, S.L., dedicada a la venta de artículos para la pesca profesional, facturó este año 1.500.000€. </text:p>
              <text:list>
                <text:list-header>
                  <text:p text:style-name="P35">Si esta sometida al IAE</text:p>
                </text:list-header>
              </text:list>
              <text:p text:style-name="P35"/>
            </text:list-item>
            <text:list-item>
              <text:p text:style-name="P30">La comunidad de bienes Bartolo y Bartolo, C.B., es un chiringuito de playa que facturó este año 700.000€.</text:p>
              <text:list>
                <text:list-header>
                  <text:p text:style-name="P35">No esta sometida al IAE.</text:p>
                  <text:p text:style-name="P35"/>
                </text:list-header>
              </text:list>
            </text:list-item>
            <text:list-item>
              <text:p text:style-name="P29">Casimira Fernández, que regenta una empresa de su propiedad, denominada Acuatic Motors, S.L.U., dedicada al alquiler y venta de motos acuáticas, facturó este año 300.000€.</text:p>
              <text:list>
                <text:list-header>
                  <text:p text:style-name="P35">No esta sometida al IAE.</text:p>
                </text:list-header>
              </text:list>
            </text:list-item>
          </text:list>
        </text:list-item>
      </text:list>
      <text:list xml:id="list93238965543296" text:continue-list="list93237768968729" text:style-name="L4">
        <text:list-header>
          <text:p text:style-name="P27"/>
        </text:list-header>
        <text:list-item>
          <text:p text:style-name="P27">Explica los tres regímenes de tributación de beneficios del IRPF.</text:p>
          <text:list>
            <text:list-header>
              <text:p text:style-name="P36">Regímenes son excluyentes. Solo se pertenece a un régimen. </text:p>
            </text:list-header>
          </text:list>
        </text:list-item>
      </text:list>
      <text:list xml:id="list2805487408" text:style-name="L7">
        <text:list-item>
          <text:list>
            <text:list-item>
              <text:p text:style-name="P42"><text:span text:style-name="T16">Estimación: </text:span></text:p>
              <text:list>
                <text:list-item>
                  <text:p text:style-name="P42"><text:span text:style-name="T16">Directa</text:span></text:p>
                  <text:list>
                    <text:list-item>
                      <text:p text:style-name="P46"><text:span text:style-name="T14">Normal</text:span></text:p>
                    </text:list-item>
                    <text:list-item>
                      <text:p text:style-name="P46"><text:span text:style-name="T14">Simplificada</text:span></text:p>
                    </text:list-item>
                  </text:list>
                </text:list-item>
                <text:list-item>
                  <text:p text:style-name="P46"><text:span text:style-name="T14">Objetiva</text:span></text:p>
                </text:list-item>
              </text:list>
            </text:list-item>
          </text:list>
        </text:list-item>
      </text:list>
      <text:p text:style-name="P47"><text:span text:style-name="T1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19-12-16T09:26:09.059166255</meta:creation-date>
    <dc:date>2020-01-15T09:32:36.610139677</dc:date>
    <meta:editing-duration>PT1H59M16S</meta:editing-duration>
    <meta:editing-cycles>29</meta:editing-cycles>
    <meta:generator>LibreOffice/6.0.2.1.0$Linux_X86_64 LibreOffice_project/00m0$Build-1</meta:generator>
    <dc:creator>I103-02 </dc:creator>
    <meta:document-statistic meta:table-count="0" meta:image-count="0" meta:object-count="0" meta:page-count="5" meta:paragraph-count="131" meta:word-count="1634" meta:character-count="10127" meta:non-whitespace-character-count="8635"/>
  </office:meta>
</office:document-meta>
</file>